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1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enry S. Jacob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5654</text:p>
      <text:p text:style-name="P6">Date (derived from Gregorian calendar)<text:tab/>November 18, 1891</text:p>
      <text:p text:style-name="P6">Month<text:tab/><text:tab/><text:tab/><text:tab/><text:tab/><text:tab/>November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BOARD OF JEWISH MINISTERS./</text:p>
      <text:p text:style-name="P4">New York, 18th November, 5654./</text:p>
      <text:p text:style-name="P3">Dear Colleague:/</text:p>
      <text:p text:style-name="P3"><text:tab/>You are aware of the outrages which our brethren in the dominions/ of the Czar are enduring, stimulated and increased by recent enact-/ments, or by the rigid enforcement of previous laws, which had, for/ some time, been in semi-abeyance. <text:s/>We fear attention has not been suf-/ficiently aroused to these cruel wrongs which may, in the near future,/ necessitate a more public expression of American sentiment on the/ subject. <text:s/>Meanwhile, it is the suggestion of our Board of Ministers/ which represents our local clergy, that on the coming <text:span text:style-name="T2">שבת חנוכה/ every Jewish pulpit in this country, throughout the length and/ breadth of the land, should utilize this as the pertinent topic of the/ day. <text:s/>Let us strive to awaken our people who are here enjoying the/ blessings of constitutional liberty to a contemplation of the suffer-/ings of our unfortunate brethren in Russia, and thereby, under the/ Divine guidance, endeavor to reach some means of moral help for those/ who are dwelling in the vale of tears, with scarcely a ray of hope to/ cheer their hearts amid their bitter burthens./ <text:s/>Yours fraternally, HENRY S. </text:span><text:soft-page-break/><text:span text:style-name="T2">JACOBS,/ Chairman./</text:span></text:p>
      <text:p text:style-name="P3"><text:span text:style-name="T2">JOSEPH SLIVERMAN,/ Secretary, P. 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2:14:14.12</meta:creation-date>
    <meta:document-statistic meta:table-count="0" meta:image-count="0" meta:object-count="0" meta:page-count="3" meta:paragraph-count="65" meta:word-count="369" meta:character-count="2514"/>
    <dc:date>2011-11-29T12:20:43.77</dc:date>
    <dc:creator>Penn Libraries</dc:creator>
    <meta:editing-duration>PT00H06M29S</meta:editing-duration>
    <meta:editing-cycles>1</meta:editing-cycles>
    <meta:generator>OpenOffice.org/3.2$Win32 OpenOffice.org_project/320m12$Build-9483</meta:generator>
  </office:meta>
</office:document-meta>
</file>